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2.48cm"/>
    </style:style>
    <style:style style:name="Table1.B" style:family="table-column">
      <style:table-column-properties style:column-width="13.804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officeooo:paragraph-rsid="000cd042" style:text-blinking="false" fo:background-color="transparent"/>
    </style:style>
    <style:style style:name="P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officeooo:rsid="000cd042"/>
    </style:style>
    <style:style style:name="T3" style:family="text">
      <style:text-properties style:font-name="Arial" fo:font-size="10.5pt" fo:font-style="normal" fo:font-weight="normal" officeooo:rsid="000e43a8"/>
    </style:style>
    <style:style style:name="T4" style:family="text">
      <style:text-properties officeooo:rsid="000cd042"/>
    </style:style>
    <style:style style:name="T5" style:family="text">
      <style:text-properties officeooo:rsid="000e43a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d92d297-cecf-566c-1fdb-618de981592b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1"><text:span text:style-name="T5">Eliminar</text:span> <text:span text:style-name="T4">alerta</text:span></text:p>
          </table:table-cell>
        </table:table-row>
        <table:table-row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Francisco Enrique Córdova González</text:p>
          </table:table-cell>
        </table:table-row>
        <table:table-row>
          <table:table-cell table:style-name="Table1.A1" office:value-type="string">
            <text:p text:style-name="P1">Fecha</text:p>
          </table:table-cell>
          <table:table-cell table:style-name="Table1.A1" office:value-type="string">
            <text:p text:style-name="P1">10/02/2016</text:p>
          </table:table-cell>
        </table:table-row>
        <table:table-row>
          <table:table-cell table:style-name="Table1.A1" table:number-columns-spanned="2" office:value-type="string">
            <text:p text:style-name="P1">Descripción:</text:p>
            <text:p text:style-name="P1">Permite al administrador <text:span text:style-name="T5">eliminar</text:span> un <text:span text:style-name="T4">alerta</text:span> en la zona de <text:span text:style-name="T4">alertas</text:span>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Actores: Administ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recondiciones:</text:p>
            <text:p text:style-name="P1">Debe haber un<text:span text:style-name="T4">a alerta</text:span> previ<text:span text:style-name="T4">amente creada</text:span> <text:span text:style-name="T4">para eliminar</text:span>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Flujo normal:</text:p>
            <text:list xml:id="list3497882585527882779" text:style-name="L1">
              <text:list-item>
                <text:p text:style-name="P4">El administrador, desde la interfaz del admi<text:span text:style-name="T4">nistrador dará click en el icono de eliminar </text:span><text:s/>localizad<text:span text:style-name="T4">o</text:span> al lado de <text:span text:style-name="T4">la alerta</text:span> <text:span text:style-name="T5">que quiere suprimir</text:span>.</text:p>
              </text:list-item>
              <text:list-item>
                <text:p text:style-name="P4">El administrador aceptará que está seguro de <text:span text:style-name="T5">eliminar</text:span> <text:span text:style-name="T4">la alerta</text:span>.</text:p>
              </text:list-item>
              <text:list-item>
                <text:p text:style-name="P4"><text:span text:style-name="T4">La</text:span> <text:span text:style-name="T4">alerta</text:span> será <text:span text:style-name="T5">elimianda</text:span>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Flujo alternativo:</text:p>
            <text:p text:style-name="P2">    <text:span text:style-name="T1">2 A. El administrador declinará el estar seguro de </text:span><text:span text:style-name="T3">eliminar</text:span><text:span text:style-name="T1"> </text:span><text:span text:style-name="T2">la alerta.</text:span></text:p>
            <text:p text:style-name="P2">    <text:span text:style-name="T1">3 A. </text:span><text:span text:style-name="T2">La alerta</text:span><text:span text:style-name="T1"> no será </text:span><text:span text:style-name="T3">eliminada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oscondiciones:</text:p>
            <text:p text:style-name="P3">  <text:span text:style-name="T1"> </text:span><text:span text:style-name="T2">La alerta </text:span><text:span text:style-name="T1">debe ser </text:span><text:span text:style-name="T3">eliminada</text:span><text:span text:style-name="T1"> del sistema definitivamente si el administrador aceptó borrar </text:span><text:span text:style-name="T2">la alerta</text:span></text:p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Gonzalez</meta:initial-creator>
    <meta:creation-date>2016-02-10T22:20:40.001666922</meta:creation-date>
    <dc:date>2016-05-05T19:20:34.207863336</dc:date>
    <dc:creator>pingy </dc:creator>
    <meta:editing-duration>PT16M21S</meta:editing-duration>
    <meta:editing-cycles>3</meta:editing-cycles>
    <meta:generator>LibreOffice/5.0.5.2$Linux_X86_64 LibreOffice_project/00m0$Build-2</meta:generator>
    <meta:document-statistic meta:table-count="1" meta:image-count="0" meta:object-count="0" meta:page-count="1" meta:paragraph-count="20" meta:word-count="112" meta:character-count="741" meta:non-whitespace-character-count="640"/>
  </office:meta>
</office:document-meta>
</file>